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fo:font-weight="bold" style:font-weight-asian="bold" style:font-weight-complex="bold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/>
    </style:style>
    <style:style style:name="P4" style:family="paragraph" style:parent-style-name="Standard">
      <style:text-properties fo:color="#333333" fo:font-weight="bold" style:font-weight-asian="bold" style:font-weight-complex="bold"/>
    </style:style>
    <style:style style:name="T1" style:family="text">
      <style:text-properties fo:color="#33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kshaypeshave@akshaypeshavePC /cygdrive/c/emacs</text:p>
      <text:p text:style-name="P2">$ cd c:</text:p>
      <text:p text:style-name="P2"/>
      <text:p text:style-name="P2">akshaypeshave@akshaypeshavePC /cygdrive/c</text:p>
      <text:p text:style-name="P2">$ cd cygwin/</text:p>
      <text:p text:style-name="P2"/>
      <text:p text:style-name="P2">akshaypeshave@akshaypeshavePC /cygdrive/c/cygwin</text:p>
      <text:p text:style-name="P2">$ cd bin/</text:p>
      <text:p text:style-name="P2"/>
      <text:p text:style-name="P1">akshaypeshave@akshaypeshavePC /cygdrive/c/cygwin/bin</text:p>
      <text:p text:style-name="P1">$ blackbox -o domain.pddl -f p0.pddl -solver chaff</text:p>
      <text:p text:style-name="P2">blackbox version 42</text:p>
      <text:p text:style-name="P2">command line: <text:s/>blackbox -o domain.pddl -f p0.pddl -solver chaff</text:p>
      <text:p text:style-name="P2"/>
      <text:p text:style-name="P2">Begin solver specification</text:p>
      <text:p text:style-name="P2"><text:s text:c="4"/>-maxint <text:s text:c="7"/>0 <text:s text:c="2"/>-maxsec 0.000000 <text:s/>chaff</text:p>
      <text:p text:style-name="P2">End solver specification</text:p>
      <text:p text:style-name="P2">Loading domain file: domain.pddl</text:p>
      <text:p text:style-name="P2">Loading fact file: p0.pddl</text:p>
      <text:p text:style-name="P2">Problem name: 0</text:p>
      <text:p text:style-name="P2">Facts loaded.</text:p>
      <text:p text:style-name="P2">time: 1, 22 facts and 7 exclusive pairs.</text:p>
      <text:p text:style-name="P2">time: 2, 25 facts and 22 exclusive pairs.</text:p>
      <text:p text:style-name="P2">Goals reachable at 2 steps but mutually exclusive.</text:p>
      <text:p text:style-name="P2">time: 3, 25 facts and 18 exclusive pairs.</text:p>
      <text:p text:style-name="P2">Goals first reachable in 3 steps.</text:p>
      <text:p text:style-name="P2">177 nodes created.</text:p>
      <text:p text:style-name="P2"/>
      <text:p text:style-name="P2">####################################################</text:p>
      <text:p text:style-name="P2">goals at time 4:</text:p>
      <text:p text:style-name="P2"><text:s text:c="2"/>arm-empty looks_block-a_red</text:p>
      <text:p text:style-name="P2"/>
      <text:p text:style-name="P2"/>
      <text:p text:style-name="P2">----------------------------------------------------</text:p>
      <text:p text:style-name="P2">** Turning off completeness check **</text:p>
      <text:p text:style-name="P2">Converting graph to wff</text:p>
      <text:p text:style-name="P2">number of action variables = 29</text:p>
      <text:p text:style-name="P2">number of fluent variables = 24</text:p>
      <text:p text:style-name="P2">total number variables = 53</text:p>
      <text:p text:style-name="P2">number clauses = 158</text:p>
      <text:p text:style-name="P2">Result is Sat</text:p>
      <text:p text:style-name="P2">Iteration was 0</text:p>
      <text:p text:style-name="P2">Performing plan justification:</text:p>
      <text:p text:style-name="P2"><text:s text:c="3"/>0 actions were pruned in 0.00 seconds</text:p>
      <text:p text:style-name="P2"/>
      <text:p text:style-name="P2">----------------------------------------------------</text:p>
      <text:p text:style-name="P1">Begin plan</text:p>
      <text:p text:style-name="P1">1 (pick-up red-spraycan)</text:p>
      <text:p text:style-name="P1"><text:soft-page-break/>2 (spray-paint block-a red-spraycan red)</text:p>
      <text:p text:style-name="P1">3 (put-down red-spraycan)</text:p>
      <text:p text:style-name="P1">End plan</text:p>
      <text:p text:style-name="P2">----------------------------------------------------</text:p>
      <text:p text:style-name="P2"/>
      <text:p text:style-name="P2">3 total actions in plan</text:p>
      <text:p text:style-name="P2">0 entries in hash table,</text:p>
      <text:p text:style-name="P2">2 total set-creation steps (entries + hits + plan length - 1)</text:p>
      <text:p text:style-name="P2">0 actions tried</text:p>
      <text:p text:style-name="P2"/>
      <text:p text:style-name="P2">####################################################</text:p>
      <text:p text:style-name="P2">Total elapsed time: <text:s text:c="2"/>0.00 seconds</text:p>
      <text:p text:style-name="P2">Time in milliseconds: 3</text:p>
      <text:p text:style-name="P2"/>
      <text:p text:style-name="P2">####################################################</text:p>
      <text:p text:style-name="P2"/>
      <text:p text:style-name="P1">akshaypeshave@akshaypeshavePC /cygdrive/c/cygwin/bin</text:p>
      <text:p text:style-name="P1">$ blackbox -o domain.pddl -f p1.pddl -solver chaff</text:p>
      <text:p text:style-name="P2">blackbox version 42</text:p>
      <text:p text:style-name="P2">command line: <text:s/>blackbox -o domain.pddl -f p1.pddl -solver chaff</text:p>
      <text:p text:style-name="P2"/>
      <text:p text:style-name="P2">Begin solver specification</text:p>
      <text:p text:style-name="P2"><text:s text:c="4"/>-maxint <text:s text:c="7"/>0 <text:s text:c="2"/>-maxsec 0.000000 <text:s/>chaff</text:p>
      <text:p text:style-name="P2">End solver specification</text:p>
      <text:p text:style-name="P2">Loading domain file: domain.pddl</text:p>
      <text:p text:style-name="P2">Loading fact file: p1.pddl</text:p>
      <text:p text:style-name="P2">Problem name: 1</text:p>
      <text:p text:style-name="P2">Facts loaded.</text:p>
      <text:p text:style-name="P2">time: 1, 31 facts and 12 exclusive pairs.</text:p>
      <text:p text:style-name="P2">time: 2, 39 facts and 83 exclusive pairs.</text:p>
      <text:p text:style-name="P2">time: 3, 40 facts and 80 exclusive pairs.</text:p>
      <text:p text:style-name="P2">Goals reachable at 3 steps but mutually exclusive.</text:p>
      <text:p text:style-name="P2">time: 4, 40 facts and 65 exclusive pairs.</text:p>
      <text:p text:style-name="P2">Goals first reachable in 4 steps.</text:p>
      <text:p text:style-name="P2">374 nodes created.</text:p>
      <text:p text:style-name="P2"/>
      <text:p text:style-name="P2">####################################################</text:p>
      <text:p text:style-name="P2">goals at time 5:</text:p>
      <text:p text:style-name="P2"><text:s text:c="2"/>arm-empty looks_block-a_red</text:p>
      <text:p text:style-name="P2"/>
      <text:p text:style-name="P2"/>
      <text:p text:style-name="P2">----------------------------------------------------</text:p>
      <text:p text:style-name="P2">** Turning off completeness check **</text:p>
      <text:p text:style-name="P2">Converting graph to wff</text:p>
      <text:p text:style-name="P2">number of action variables = 81</text:p>
      <text:p text:style-name="P2">number of fluent variables = 57</text:p>
      <text:p text:style-name="P2">total number variables = 138</text:p>
      <text:p text:style-name="P2">number clauses = 813</text:p>
      <text:p text:style-name="P2">Result is Sat</text:p>
      <text:p text:style-name="P2"><text:soft-page-break/>Iteration was 0</text:p>
      <text:p text:style-name="P2">Performing plan justification:</text:p>
      <text:p text:style-name="P2"><text:s text:c="3"/>0 actions were pruned in 0.00 seconds</text:p>
      <text:p text:style-name="P2"/>
      <text:p text:style-name="P2">----------------------------------------------------</text:p>
      <text:p text:style-name="P1">Begin plan</text:p>
      <text:p text:style-name="P1">1 (pick-up paint-brush)</text:p>
      <text:p text:style-name="P1">2 (load-paint-brush paint-brush red red-paint-can)</text:p>
      <text:p text:style-name="P1">3 (paint-with-brush block-a paint-brush red)</text:p>
      <text:p text:style-name="P1">4 (put-down paint-brush)</text:p>
      <text:p text:style-name="P1">End plan</text:p>
      <text:p text:style-name="P2">----------------------------------------------------</text:p>
      <text:p text:style-name="P2"/>
      <text:p text:style-name="P2">4 total actions in plan</text:p>
      <text:p text:style-name="P2">0 entries in hash table,</text:p>
      <text:p text:style-name="P2">3 total set-creation steps (entries + hits + plan length - 1)</text:p>
      <text:p text:style-name="P2">0 actions tried</text:p>
      <text:p text:style-name="P2"/>
      <text:p text:style-name="P2">####################################################</text:p>
      <text:p text:style-name="P2">Total elapsed time: <text:s text:c="2"/>0.01 seconds</text:p>
      <text:p text:style-name="P2">Time in milliseconds: 5</text:p>
      <text:p text:style-name="P2"/>
      <text:p text:style-name="P2">####################################################</text:p>
      <text:p text:style-name="P2"/>
      <text:p text:style-name="P1">akshaypeshave@akshaypeshavePC /cygdrive/c/cygwin/bin</text:p>
      <text:p text:style-name="P1">$ blackbox -o domain.pddl -f p2.pddl -solver chaff</text:p>
      <text:p text:style-name="P2">blackbox version 42</text:p>
      <text:p text:style-name="P2">command line: <text:s/>blackbox -o domain.pddl -f p2.pddl -solver chaff</text:p>
      <text:p text:style-name="P2"/>
      <text:p text:style-name="P2">Begin solver specification</text:p>
      <text:p text:style-name="P2"><text:s text:c="4"/>-maxint <text:s text:c="7"/>0 <text:s text:c="2"/>-maxsec 0.000000 <text:s/>chaff</text:p>
      <text:p text:style-name="P2">End solver specification</text:p>
      <text:p text:style-name="P2">Loading domain file: domain.pddl</text:p>
      <text:p text:style-name="P2">Loading fact file: p2.pddl</text:p>
      <text:p text:style-name="P2">Problem name: 2</text:p>
      <text:p text:style-name="P2">Facts loaded.</text:p>
      <text:p text:style-name="P2">time: 1, 55 facts and 32 exclusive pairs.</text:p>
      <text:p text:style-name="P2">time: 2, 78 facts and 464 exclusive pairs.</text:p>
      <text:p text:style-name="P2">time: 3, 79 facts and 397 exclusive pairs.</text:p>
      <text:p text:style-name="P2">time: 4, 90 facts and 555 exclusive pairs.</text:p>
      <text:p text:style-name="P2">time: 5, 92 facts and 472 exclusive pairs.</text:p>
      <text:p text:style-name="P2">Goals reachable at 5 steps but mutually exclusive.</text:p>
      <text:p text:style-name="P2">time: 6, 92 facts and 361 exclusive pairs.</text:p>
      <text:p text:style-name="P2">Goals reachable at 6 steps but mutually exclusive.</text:p>
      <text:p text:style-name="P2">time: 7, 92 facts and 318 exclusive pairs.</text:p>
      <text:p text:style-name="P2">Goals first reachable in 7 steps.</text:p>
      <text:p text:style-name="P2">1586 nodes created.</text:p>
      <text:p text:style-name="P2"/>
      <text:p text:style-name="P2">####################################################</text:p>
      <text:p text:style-name="P2"><text:soft-page-break/>goals at time 8:</text:p>
      <text:p text:style-name="P2"><text:s text:c="2"/>looks_block-a_red looks_block-b_blue clean_paint-brush is-color_paint-brush_no <text:s text:c="12"/>ne</text:p>
      <text:p text:style-name="P2"/>
      <text:p text:style-name="P2"/>
      <text:p text:style-name="P2">----------------------------------------------------</text:p>
      <text:p text:style-name="P2">** Turning off completeness check **</text:p>
      <text:p text:style-name="P2">Converting graph to wff</text:p>
      <text:p text:style-name="P2">number of action variables = 473</text:p>
      <text:p text:style-name="P2">number of fluent variables = 249</text:p>
      <text:p text:style-name="P2">total number variables = 722</text:p>
      <text:p text:style-name="P2">number clauses = 16014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time: 8, 92 facts and 292 exclusive pairs.</text:p>
      <text:p text:style-name="P2">265 new nodes added.</text:p>
      <text:p text:style-name="P2"/>
      <text:p text:style-name="P2">####################################################</text:p>
      <text:p text:style-name="P2">goals at time 9:</text:p>
      <text:p text:style-name="P2"><text:s text:c="2"/>looks_block-a_red looks_block-b_blue clean_paint-brush is-color_paint-brush_no <text:s text:c="12"/>ne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607</text:p>
      <text:p text:style-name="P2">number of fluent variables = 306</text:p>
      <text:p text:style-name="P2">total number variables = 913</text:p>
      <text:p text:style-name="P2">number clauses = 21797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8 steps</text:p>
      <text:p text:style-name="P2">time: 9, 92 facts and 292 exclusive pairs.</text:p>
      <text:p text:style-name="P2">265 new nodes added.</text:p>
      <text:p text:style-name="P2"/>
      <text:p text:style-name="P2">####################################################</text:p>
      <text:p text:style-name="P2">goals at time 10:</text:p>
      <text:p text:style-name="P2"><text:s text:c="2"/>looks_block-a_red looks_block-b_blue clean_paint-brush is-color_paint-brush_no <text:s text:c="12"/>ne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741</text:p>
      <text:p text:style-name="P2">number of fluent variables = 363</text:p>
      <text:p text:style-name="P2">total number variables = 1104</text:p>
      <text:p text:style-name="P2"><text:soft-page-break/>number clauses = 27272</text:p>
      <text:p text:style-name="P2">Result is Sat</text:p>
      <text:p text:style-name="P2">Iteration was 0</text:p>
      <text:p text:style-name="P2">Performing plan justification:</text:p>
      <text:p text:style-name="P2"><text:s text:c="3"/>0 actions were pruned in 0.02 seconds</text:p>
      <text:p text:style-name="P2"/>
      <text:p text:style-name="P1">----------------------------------------------------</text:p>
      <text:p text:style-name="P1">Begin plan</text:p>
      <text:p text:style-name="P1">1 (unstack block-b block-a)</text:p>
      <text:p text:style-name="P1">2 (put-down block-b)</text:p>
      <text:p text:style-name="P1">3 (pick-up blue-sprayer)</text:p>
      <text:p text:style-name="P1">4 (spray-paint block-b blue-sprayer blue)</text:p>
      <text:p text:style-name="P1">5 (put-down blue-sprayer)</text:p>
      <text:p text:style-name="P1">6 (pick-up paint-brush)</text:p>
      <text:p text:style-name="P1">7 (load-paint-brush paint-brush red red-paint-can)</text:p>
      <text:p text:style-name="P1">8 (paint-with-brush block-a paint-brush red)</text:p>
      <text:p text:style-name="P1">9 (clean-paint-brush paint-brush red water-bucket)</text:p>
      <text:p text:style-name="P1">End plan</text:p>
      <text:p text:style-name="P1">----------------------------------------------------</text:p>
      <text:p text:style-name="P2"/>
      <text:p text:style-name="P2">9 total actions in plan</text:p>
      <text:p text:style-name="P2">0 entries in hash table,</text:p>
      <text:p text:style-name="P2">8 total set-creation steps (entries + hits + plan length - 1)</text:p>
      <text:p text:style-name="P2">0 actions tried</text:p>
      <text:p text:style-name="P2"/>
      <text:p text:style-name="P2">####################################################</text:p>
      <text:p text:style-name="P2">Total elapsed time: <text:s text:c="2"/>0.26 seconds</text:p>
      <text:p text:style-name="P2">Time in milliseconds: 257</text:p>
      <text:p text:style-name="P2"/>
      <text:p text:style-name="P2">####################################################</text:p>
      <text:p text:style-name="P2"/>
      <text:p text:style-name="P2"/>
      <text:p text:style-name="Standard">a<text:span text:style-name="T1">kshaypeshave@akshaypeshavePC /cygdrive/c/cygwin/bin</text:span></text:p>
      <text:p text:style-name="P1">$ blackbox -o domain.pddl -f p3.pddl -solver chaff</text:p>
      <text:p text:style-name="P2">blackbox version 42</text:p>
      <text:p text:style-name="P2">command line: <text:s/>blackbox -o domain.pddl -f p3.pddl -solver chaff</text:p>
      <text:p text:style-name="P2"/>
      <text:p text:style-name="P2">Begin solver specification</text:p>
      <text:p text:style-name="P2"><text:s text:c="4"/>-maxint <text:s text:c="7"/>0 <text:s text:c="2"/>-maxsec 0.000000 <text:s/>chaff</text:p>
      <text:p text:style-name="P2">End solver specification</text:p>
      <text:p text:style-name="P2">Loading domain file: domain.pddl</text:p>
      <text:p text:style-name="P2">Loading fact file: p3.pddl</text:p>
      <text:p text:style-name="P2">Problem name: 3</text:p>
      <text:p text:style-name="P2">Facts loaded.</text:p>
      <text:p text:style-name="P2">time: 1, 100 facts and 88 exclusive pairs.</text:p>
      <text:p text:style-name="P2">time: 2, 223 facts and 9186 exclusive pairs.</text:p>
      <text:p text:style-name="P2">Goals reachable at 2 steps but mutually exclusive.</text:p>
      <text:p text:style-name="P2">time: 3, 223 facts and 8000 exclusive pairs.</text:p>
      <text:p text:style-name="P2">Goals reachable at 3 steps but mutually exclusive.</text:p>
      <text:p text:style-name="P2"><text:soft-page-break/>time: 4, 223 facts and 1939 exclusive pairs.</text:p>
      <text:p text:style-name="P2">Goals reachable at 4 steps but mutually exclusive.</text:p>
      <text:p text:style-name="P2">time: 5, 223 facts and 1584 exclusive pairs.</text:p>
      <text:p text:style-name="P2">Goals first reachable in 5 steps.</text:p>
      <text:p text:style-name="P2">2904 nodes created.</text:p>
      <text:p text:style-name="P2"/>
      <text:p text:style-name="P2">####################################################</text:p>
      <text:p text:style-name="P2">goals at time 6:</text:p>
      <text:p text:style-name="P2"><text:s text:c="2"/>arm-empty looks_block-a_red looks_block-b_blue looks_block-c_green clean_paint-brush</text:p>
      <text:p text:style-name="P2">is-color_paint-brush_none</text:p>
      <text:p text:style-name="P2"/>
      <text:p text:style-name="P2"/>
      <text:p text:style-name="P2">----------------------------------------------------</text:p>
      <text:p text:style-name="P2">** Turning off completeness check **</text:p>
      <text:p text:style-name="P2">Converting graph to wff</text:p>
      <text:p text:style-name="P2">number of action variables = 1076</text:p>
      <text:p text:style-name="P2">number of fluent variables = 436</text:p>
      <text:p text:style-name="P2">total number variables = 1512</text:p>
      <text:p text:style-name="P2">number clauses = 137236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time: 6, 223 facts and 1584 exclusive pairs.</text:p>
      <text:p text:style-name="P2">716 new nodes added.</text:p>
      <text:p text:style-name="P2"/>
      <text:p text:style-name="P2">####################################################</text:p>
      <text:p text:style-name="P2">goals at time 7:</text:p>
      <text:p text:style-name="P2"><text:s text:c="2"/>arm-empty looks_block-a_red looks_block-b_blue looks_block-c_green clean_paint-brush</text:p>
      <text:p text:style-name="P2">is-color_paint-brush_none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1495</text:p>
      <text:p text:style-name="P2">number of fluent variables = 595</text:p>
      <text:p text:style-name="P2">total number variables = 2090</text:p>
      <text:p text:style-name="P2">number clauses = 200512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6 steps</text:p>
      <text:p text:style-name="P2">time: 7, 223 facts and 1584 exclusive pairs.</text:p>
      <text:p text:style-name="P2">716 new nodes added.</text:p>
      <text:p text:style-name="P2"/>
      <text:p text:style-name="P2">####################################################</text:p>
      <text:p text:style-name="P2"><text:soft-page-break/>goals at time 8:</text:p>
      <text:p text:style-name="P2"><text:s text:c="2"/>arm-empty looks_block-a_red looks_block-b_blue looks_block-c_green clean_paint-brush</text:p>
      <text:p text:style-name="P2">is-color_paint-brush_none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1914</text:p>
      <text:p text:style-name="P2">number of fluent variables = 754</text:p>
      <text:p text:style-name="P2">total number variables = 2668</text:p>
      <text:p text:style-name="P2">number clauses = 248556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7 steps</text:p>
      <text:p text:style-name="P2">time: 8, 223 facts and 1584 exclusive pairs.</text:p>
      <text:p text:style-name="P2">716 new nodes added.</text:p>
      <text:p text:style-name="P2"/>
      <text:p text:style-name="P2">####################################################</text:p>
      <text:p text:style-name="P2">goals at time 9:</text:p>
      <text:p text:style-name="P2"><text:s text:c="2"/>arm-empty looks_block-a_red looks_block-b_blue looks_block-c_green clean_paint-brush</text:p>
      <text:p text:style-name="P2">is-color_paint-brush_none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333</text:p>
      <text:p text:style-name="P2">number of fluent variables = 913</text:p>
      <text:p text:style-name="P2">total number variables = 3246</text:p>
      <text:p text:style-name="P2">number clauses = 296236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8 steps</text:p>
      <text:p text:style-name="P2">time: 9, 223 facts and 1584 exclusive pairs.</text:p>
      <text:p text:style-name="P2">716 new nodes added.</text:p>
      <text:p text:style-name="P2"/>
      <text:p text:style-name="P2">####################################################</text:p>
      <text:p text:style-name="P2">goals at time 10:</text:p>
      <text:p text:style-name="P2"><text:s text:c="2"/>arm-empty looks_block-a_red looks_block-b_blue looks_block-c_green clean_paint-brush</text:p>
      <text:p text:style-name="P2">is-color_paint-brush_none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<text:soft-page-break/>number of action variables = 2752</text:p>
      <text:p text:style-name="P2">number of fluent variables = 1072</text:p>
      <text:p text:style-name="P2">total number variables = 3824</text:p>
      <text:p text:style-name="P2">number clauses = 343916</text:p>
      <text:p text:style-name="P2">Result is Sat</text:p>
      <text:p text:style-name="P2">Iteration was 0</text:p>
      <text:p text:style-name="P2">Performing plan justification:</text:p>
      <text:p text:style-name="P2"><text:s text:c="3"/>0 actions were pruned in 0.00 seconds</text:p>
      <text:p text:style-name="P2"/>
      <text:p text:style-name="P2">----------------------------------------------------</text:p>
      <text:p text:style-name="P1">Begin plan</text:p>
      <text:p text:style-name="P1">1 (pick-up red-sprayer)</text:p>
      <text:p text:style-name="P1">2 (spray-paint block-a red-sprayer red)</text:p>
      <text:p text:style-name="P1">3 (put-down red-sprayer)</text:p>
      <text:p text:style-name="P1">4 (pick-up green-sprayer)</text:p>
      <text:p text:style-name="P1">5 (spray-paint block-c green-sprayer green)</text:p>
      <text:p text:style-name="P1">6 (stack green-sprayer paint-brush)</text:p>
      <text:p text:style-name="P1">7 (pick-up blue-sprayer)</text:p>
      <text:p text:style-name="P1">8 (spray-paint block-b blue-sprayer blue)</text:p>
      <text:p text:style-name="P1">9 (put-down blue-sprayer)</text:p>
      <text:p text:style-name="P1">End plan</text:p>
      <text:p text:style-name="P2">----------------------------------------------------</text:p>
      <text:p text:style-name="P2"/>
      <text:p text:style-name="P2">9 total actions in plan</text:p>
      <text:p text:style-name="P2">0 entries in hash table,</text:p>
      <text:p text:style-name="P2">8 total set-creation steps (entries + hits + plan length - 1)</text:p>
      <text:p text:style-name="P2">0 actions tried</text:p>
      <text:p text:style-name="P2"/>
      <text:p text:style-name="P2">####################################################</text:p>
      <text:p text:style-name="P2">Total elapsed time: <text:s text:c="2"/>1.54 seconds</text:p>
      <text:p text:style-name="P2">Time in milliseconds: 1535</text:p>
      <text:p text:style-name="P2"/>
      <text:p text:style-name="P2">####################################################</text:p>
      <text:p text:style-name="P2"/>
      <text:p text:style-name="P1">akshaypeshave@akshaypeshavePC /cygdrive/c/cygwin/bin</text:p>
      <text:p text:style-name="P1">$ blackbox -o domain.pddl -f p4.pddl -solver chaff</text:p>
      <text:p text:style-name="P2">blackbox version 42</text:p>
      <text:p text:style-name="P2">command line: <text:s/>blackbox -o domain.pddl -f p4.pddl -solver chaff</text:p>
      <text:p text:style-name="P2"/>
      <text:p text:style-name="P2">Begin solver specification</text:p>
      <text:p text:style-name="P2"><text:s text:c="4"/>-maxint <text:s text:c="7"/>0 <text:s text:c="2"/>-maxsec 0.000000 <text:s/>chaff</text:p>
      <text:p text:style-name="P2">End solver specification</text:p>
      <text:p text:style-name="P2">Loading domain file: domain.pddl</text:p>
      <text:p text:style-name="P2">Loading fact file: p4.pddl</text:p>
      <text:p text:style-name="P2">Problem name: 4</text:p>
      <text:p text:style-name="P2">Facts loaded.</text:p>
      <text:p text:style-name="P2">time: 1, 70 facts and 41 exclusive pairs.</text:p>
      <text:p text:style-name="P2">time: 2, 104 facts and 903 exclusive pairs.</text:p>
      <text:p text:style-name="P2">time: 3, 106 facts and 805 exclusive pairs.</text:p>
      <text:p text:style-name="P2"><text:soft-page-break/>time: 4, 119 facts and 902 exclusive pairs.</text:p>
      <text:p text:style-name="P2">time: 5, 122 facts and 738 exclusive pairs.</text:p>
      <text:p text:style-name="P2">time: 6, 139 facts and 1250 exclusive pairs.</text:p>
      <text:p text:style-name="P2">time: 7, 141 facts and 1059 exclusive pairs.</text:p>
      <text:p text:style-name="P2">Goals reachable at 7 steps but mutually exclusive.</text:p>
      <text:p text:style-name="P2">time: 8, 141 facts and 789 exclusive pairs.</text:p>
      <text:p text:style-name="P2">Goals reachable at 8 steps but mutually exclusive.</text:p>
      <text:p text:style-name="P2">time: 9, 141 facts and 686 exclusive pairs.</text:p>
      <text:p text:style-name="P2">Goals reachable at 9 steps but mutually exclusive.</text:p>
      <text:p text:style-name="P2">time: 10, 141 facts and 647 exclusive pairs.</text:p>
      <text:p text:style-name="P2">Goals first reachable in 10 steps.</text:p>
      <text:p text:style-name="P2">3523 nodes created.</text:p>
      <text:p text:style-name="P2"/>
      <text:p text:style-name="P2">####################################################</text:p>
      <text:p text:style-name="P2">goals at time 11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** Turning off completeness check **</text:p>
      <text:p text:style-name="P2">Converting graph to wff</text:p>
      <text:p text:style-name="P2">number of action variables = 1501</text:p>
      <text:p text:style-name="P2">number of fluent variables = 647</text:p>
      <text:p text:style-name="P2">total number variables = 2148</text:p>
      <text:p text:style-name="P2">number clauses = 89703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time: 11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2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1732</text:p>
      <text:p text:style-name="P2">number of fluent variables = 739</text:p>
      <text:p text:style-name="P2">total number variables = 2471</text:p>
      <text:p text:style-name="P2">number clauses = 104961</text:p>
      <text:p text:style-name="P2">Instance unsatisfiable</text:p>
      <text:p text:style-name="P2"><text:soft-page-break/>Result is Unsat</text:p>
      <text:p text:style-name="P2">Iteration was 0</text:p>
      <text:p text:style-name="P2"/>
      <text:p text:style-name="P2">----------------------------------------------------</text:p>
      <text:p text:style-name="P2">Can't solve in 11 steps</text:p>
      <text:p text:style-name="P2">time: 12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3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1963</text:p>
      <text:p text:style-name="P2">number of fluent variables = 831</text:p>
      <text:p text:style-name="P2">total number variables = 2794</text:p>
      <text:p text:style-name="P2">number clauses = 120188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2 steps</text:p>
      <text:p text:style-name="P2">time: 13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4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194</text:p>
      <text:p text:style-name="P2">number of fluent variables = 923</text:p>
      <text:p text:style-name="P2">total number variables = 3117</text:p>
      <text:p text:style-name="P2">number clauses = 135399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3 steps</text:p>
      <text:p text:style-name="P2"><text:soft-page-break/>time: 14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5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425</text:p>
      <text:p text:style-name="P2">number of fluent variables = 1015</text:p>
      <text:p text:style-name="P2">total number variables = 3440</text:p>
      <text:p text:style-name="P2">number clauses = 15061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4 steps</text:p>
      <text:p text:style-name="P2">time: 15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6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656</text:p>
      <text:p text:style-name="P2">number of fluent variables = 1107</text:p>
      <text:p text:style-name="P2">total number variables = 3763</text:p>
      <text:p text:style-name="P2">number clauses = 165821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5 steps</text:p>
      <text:p text:style-name="P2">time: 16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7:</text:p>
      <text:p text:style-name="P2"><text:soft-page-break/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887</text:p>
      <text:p text:style-name="P2">number of fluent variables = 1199</text:p>
      <text:p text:style-name="P2">total number variables = 4086</text:p>
      <text:p text:style-name="P2">number clauses = 181032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6 steps</text:p>
      <text:p text:style-name="P2">time: 17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8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118</text:p>
      <text:p text:style-name="P2">number of fluent variables = 1291</text:p>
      <text:p text:style-name="P2">total number variables = 4409</text:p>
      <text:p text:style-name="P2">number clauses = 196243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7 steps</text:p>
      <text:p text:style-name="P2">time: 18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9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<text:soft-page-break/>----------------------------------------------------</text:p>
      <text:p text:style-name="P2">Converting graph to wff</text:p>
      <text:p text:style-name="P2">number of action variables = 3349</text:p>
      <text:p text:style-name="P2">number of fluent variables = 1383</text:p>
      <text:p text:style-name="P2">total number variables = 4732</text:p>
      <text:p text:style-name="P2">number clauses = 211454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8 steps</text:p>
      <text:p text:style-name="P2">time: 19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0:</text:p>
      <text:p text:style-name="P2"><text:s text:c="2"/>arm-empty looks_block-c_blue on-table_block-c looks_block-a_red on_block-a_block-b</text:p>
      <text:p text:style-name="P2">clear_block-a looks_block-b_green on_block-b_block-c clean_paint-brush is-color_paint-brush_none</text:p>
      <text:p text:style-name="P2"/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580</text:p>
      <text:p text:style-name="P2">number of fluent variables = 1475</text:p>
      <text:p text:style-name="P2">total number variables = 5055</text:p>
      <text:p text:style-name="P2">number clauses = 226665</text:p>
      <text:p text:style-name="P2">Result is Sat</text:p>
      <text:p text:style-name="P2">Iteration was 0</text:p>
      <text:p text:style-name="P2">Performing plan justification:</text:p>
      <text:p text:style-name="P2"><text:s text:c="3"/>1 actions were pruned in 0.00 seconds</text:p>
      <text:p text:style-name="P2"/>
      <text:p text:style-name="P2">----------------------------------------------------</text:p>
      <text:p text:style-name="P1">Begin plan</text:p>
      <text:p text:style-name="P1">1 (unstack block-c block-b)</text:p>
      <text:p text:style-name="P1">2 (put-down block-c)</text:p>
      <text:p text:style-name="P1">3 (unstack block-b block-a)</text:p>
      <text:p text:style-name="P1">4 (put-down block-b)</text:p>
      <text:p text:style-name="P1">5 (pick-up paint-brush)</text:p>
      <text:p text:style-name="P1">6 (load-paint-brush paint-brush blue blue-paint-can)</text:p>
      <text:p text:style-name="P1">7 (paint-with-brush block-c paint-brush blue)</text:p>
      <text:p text:style-name="P1">8 (clean-paint-brush paint-brush blue water-bucket)</text:p>
      <text:p text:style-name="P1">9 (load-paint-brush paint-brush green green-paint-can)</text:p>
      <text:p text:style-name="P1">10 (paint-with-brush block-b paint-brush green)</text:p>
      <text:p text:style-name="P1">11 (clean-paint-brush paint-brush green water-bucket)</text:p>
      <text:p text:style-name="P1">12 (put-down paint-brush)</text:p>
      <text:p text:style-name="P1">13 (pick-up block-b)</text:p>
      <text:p text:style-name="P1">14 (stack block-b block-c)</text:p>
      <text:p text:style-name="P1"><text:soft-page-break/>15 (pick-up red-sprayer)</text:p>
      <text:p text:style-name="P1">16 (spray-paint block-a red-sprayer red)</text:p>
      <text:p text:style-name="P1">17 (put-down red-sprayer)</text:p>
      <text:p text:style-name="P1">18 (pick-up block-a)</text:p>
      <text:p text:style-name="P1">19 (stack block-a block-b)</text:p>
      <text:p text:style-name="P1">End plan</text:p>
      <text:p text:style-name="P2">----------------------------------------------------</text:p>
      <text:p text:style-name="P2"/>
      <text:p text:style-name="P2">19 total actions in plan</text:p>
      <text:p text:style-name="P2">0 entries in hash table,</text:p>
      <text:p text:style-name="P2">18 total set-creation steps (entries + hits + plan length - 1)</text:p>
      <text:p text:style-name="P2">0 actions tried</text:p>
      <text:p text:style-name="P2"/>
      <text:p text:style-name="P2">####################################################</text:p>
      <text:p text:style-name="P2">Total elapsed time: <text:s text:c="2"/>2.01 seconds</text:p>
      <text:p text:style-name="P2">Time in milliseconds: 2011</text:p>
      <text:p text:style-name="P2"/>
      <text:p text:style-name="P2">####################################################</text:p>
      <text:p text:style-name="P2"/>
      <text:p text:style-name="P1">akshaypeshave@akshaypeshavePC /cygdrive/c/cygwin/bin</text:p>
      <text:p text:style-name="P1">$ blackbox -o domain.pddl -f p5.pddl -solver chaff</text:p>
      <text:p text:style-name="P2">blackbox version 42</text:p>
      <text:p text:style-name="P2">command line: <text:s/>blackbox -o domain.pddl -f p5.pddl -solver chaff</text:p>
      <text:p text:style-name="P2"/>
      <text:p text:style-name="P2">Begin solver specification</text:p>
      <text:p text:style-name="P2"><text:s text:c="4"/>-maxint <text:s text:c="7"/>0 <text:s text:c="2"/>-maxsec 0.000000 <text:s/>chaff</text:p>
      <text:p text:style-name="P2">End solver specification</text:p>
      <text:p text:style-name="P2">Loading domain file: domain.pddl</text:p>
      <text:p text:style-name="P2">Loading fact file: p5.pddl</text:p>
      <text:p text:style-name="P2">Problem name: 5</text:p>
      <text:p text:style-name="P2">Facts loaded.</text:p>
      <text:p text:style-name="P2">time: 1, 63 facts and 16 exclusive pairs.</text:p>
      <text:p text:style-name="P2">time: 2, 67 facts and 36 exclusive pairs.</text:p>
      <text:p text:style-name="P2">time: 3, 71 facts and 69 exclusive pairs.</text:p>
      <text:p text:style-name="P2">time: 4, 79 facts and 170 exclusive pairs.</text:p>
      <text:p text:style-name="P2">time: 5, 84 facts and 226 exclusive pairs.</text:p>
      <text:p text:style-name="P2">time: 6, 99 facts and 582 exclusive pairs.</text:p>
      <text:p text:style-name="P2">time: 7, 103 facts and 551 exclusive pairs.</text:p>
      <text:p text:style-name="P2">time: 8, 117 facts and 901 exclusive pairs.</text:p>
      <text:p text:style-name="P2">time: 9, 120 facts and 788 exclusive pairs.</text:p>
      <text:p text:style-name="P2">time: 10, 138 facts and 1374 exclusive pairs.</text:p>
      <text:p text:style-name="P2">time: 11, 141 facts and 1247 exclusive pairs.</text:p>
      <text:p text:style-name="P2">Goals reachable at 11 steps but mutually exclusive.</text:p>
      <text:p text:style-name="P2">time: 12, 141 facts and 926 exclusive pairs.</text:p>
      <text:p text:style-name="P2">Goals reachable at 12 steps but mutually exclusive.</text:p>
      <text:p text:style-name="P2">time: 13, 141 facts and 743 exclusive pairs.</text:p>
      <text:p text:style-name="P2">Goals reachable at 13 steps but mutually exclusive.</text:p>
      <text:p text:style-name="P2">time: 14, 141 facts and 647 exclusive pairs.</text:p>
      <text:p text:style-name="P2">Goals first reachable in 14 steps.</text:p>
      <text:p text:style-name="P2"><text:soft-page-break/>4156 nodes created.</text:p>
      <text:p text:style-name="P2"/>
      <text:p text:style-name="P2">####################################################</text:p>
      <text:p text:style-name="P2">goals at time 15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** Turning off completeness check **</text:p>
      <text:p text:style-name="P2">Converting graph to wff</text:p>
      <text:p text:style-name="P2">number of action variables = 1686</text:p>
      <text:p text:style-name="P2">number of fluent variables = 757</text:p>
      <text:p text:style-name="P2">total number variables = 2443</text:p>
      <text:p text:style-name="P2">number clauses = 92085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time: 15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6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1917</text:p>
      <text:p text:style-name="P2">number of fluent variables = 849</text:p>
      <text:p text:style-name="P2">total number variables = 2766</text:p>
      <text:p text:style-name="P2">number clauses = 10743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5 steps</text:p>
      <text:p text:style-name="P2">time: 16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<text:soft-page-break/>goals at time 17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148</text:p>
      <text:p text:style-name="P2">number of fluent variables = 941</text:p>
      <text:p text:style-name="P2">total number variables = 3089</text:p>
      <text:p text:style-name="P2">number clauses = 122666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6 steps</text:p>
      <text:p text:style-name="P2">time: 17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8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379</text:p>
      <text:p text:style-name="P2">number of fluent variables = 1033</text:p>
      <text:p text:style-name="P2">total number variables = 3412</text:p>
      <text:p text:style-name="P2">number clauses = 137877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7 steps</text:p>
      <text:p text:style-name="P2">time: 18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19:</text:p>
      <text:p text:style-name="P2"><text:s text:c="2"/>arm-empty looks_block-a_red looks_block-b_green looks_block-c_blue clear_block-a</text:p>
      <text:p text:style-name="P2">on_block-a_block-b on_block-b_block-c on-table_block-c clean_paint-brush is-color_paint-<text:soft-page-break/>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610</text:p>
      <text:p text:style-name="P2">number of fluent variables = 1125</text:p>
      <text:p text:style-name="P2">total number variables = 3735</text:p>
      <text:p text:style-name="P2">number clauses = 153088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8 steps</text:p>
      <text:p text:style-name="P2">time: 19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0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841</text:p>
      <text:p text:style-name="P2">number of fluent variables = 1217</text:p>
      <text:p text:style-name="P2">total number variables = 4058</text:p>
      <text:p text:style-name="P2">number clauses = 168299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9 steps</text:p>
      <text:p text:style-name="P2">time: 20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1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><text:soft-page-break/></text:p>
      <text:p text:style-name="P2">----------------------------------------------------</text:p>
      <text:p text:style-name="P2">Converting graph to wff</text:p>
      <text:p text:style-name="P2">number of action variables = 3072</text:p>
      <text:p text:style-name="P2">number of fluent variables = 1309</text:p>
      <text:p text:style-name="P2">total number variables = 4381</text:p>
      <text:p text:style-name="P2">number clauses = 18351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20 steps</text:p>
      <text:p text:style-name="P2">time: 21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2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303</text:p>
      <text:p text:style-name="P2">number of fluent variables = 1401</text:p>
      <text:p text:style-name="P2">total number variables = 4704</text:p>
      <text:p text:style-name="P2">number clauses = 198721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21 steps</text:p>
      <text:p text:style-name="P2">time: 22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3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<text:soft-page-break/>number of action variables = 3534</text:p>
      <text:p text:style-name="P2">number of fluent variables = 1493</text:p>
      <text:p text:style-name="P2">total number variables = 5027</text:p>
      <text:p text:style-name="P2">number clauses = 213932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22 steps</text:p>
      <text:p text:style-name="P2">time: 23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4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765</text:p>
      <text:p text:style-name="P2">number of fluent variables = 1585</text:p>
      <text:p text:style-name="P2">total number variables = 5350</text:p>
      <text:p text:style-name="P2">number clauses = 229143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23 steps</text:p>
      <text:p text:style-name="P2">time: 24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5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996</text:p>
      <text:p text:style-name="P2">number of fluent variables = 1677</text:p>
      <text:p text:style-name="P2">total number variables = 5673</text:p>
      <text:p text:style-name="P2"><text:soft-page-break/>number clauses = 244354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24 steps</text:p>
      <text:p text:style-name="P2">time: 25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6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4227</text:p>
      <text:p text:style-name="P2">number of fluent variables = 1769</text:p>
      <text:p text:style-name="P2">total number variables = 5996</text:p>
      <text:p text:style-name="P2">number clauses = 259565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25 steps</text:p>
      <text:p text:style-name="P2">time: 26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7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4458</text:p>
      <text:p text:style-name="P2">number of fluent variables = 1861</text:p>
      <text:p text:style-name="P2">total number variables = 6319</text:p>
      <text:p text:style-name="P2">number clauses = 274776</text:p>
      <text:p text:style-name="P2">Instance unsatisfiable</text:p>
      <text:p text:style-name="P2">Result is Unsat</text:p>
      <text:p text:style-name="P2"><text:soft-page-break/>Iteration was 0</text:p>
      <text:p text:style-name="P2"/>
      <text:p text:style-name="P2">----------------------------------------------------</text:p>
      <text:p text:style-name="P2">Can't solve in 26 steps</text:p>
      <text:p text:style-name="P2">time: 27, 141 facts and 647 exclusive pairs.</text:p>
      <text:p text:style-name="P2">427 new nodes added.</text:p>
      <text:p text:style-name="P2"/>
      <text:p text:style-name="P2">####################################################</text:p>
      <text:p text:style-name="P2">goals at time 28:</text:p>
      <text:p text:style-name="P2"><text:s text:c="2"/>arm-empty looks_block-a_red looks_block-b_green looks_block-c_blue clear_block-a</text:p>
      <text:p text:style-name="P2">on_block-a_block-b on_block-b_block-c on-table_block-c clean_paint-brush is-color_paint-brush_none</text:p>
      <text:p text:style-name="P2">on_paint-brush_green-paint-can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4689</text:p>
      <text:p text:style-name="P2">number of fluent variables = 1953</text:p>
      <text:p text:style-name="P2">total number variables = 6642</text:p>
      <text:p text:style-name="P2">number clauses = 289987</text:p>
      <text:p text:style-name="P2">Result is Sat</text:p>
      <text:p text:style-name="P2">Iteration was 0</text:p>
      <text:p text:style-name="P2">Performing plan justification:</text:p>
      <text:p text:style-name="P2"><text:s text:c="3"/>1 actions were pruned in 0.00 seconds</text:p>
      <text:p text:style-name="P2"/>
      <text:p text:style-name="P2">----------------------------------------------------</text:p>
      <text:p text:style-name="P1">Begin plan</text:p>
      <text:p text:style-name="P1">1 (unstack paint-brush water-bucket)</text:p>
      <text:p text:style-name="P1">2 (put-down paint-brush)</text:p>
      <text:p text:style-name="P1">3 (unstack water-bucket blue-paint-can)</text:p>
      <text:p text:style-name="P1">4 (put-down water-bucket)</text:p>
      <text:p text:style-name="P1">5 (unstack blue-paint-can green-paint-can)</text:p>
      <text:p text:style-name="P1">6 (put-down blue-paint-can)</text:p>
      <text:p text:style-name="P1">7 (unstack green-paint-can red-sprayer)</text:p>
      <text:p text:style-name="P1">8 (put-down green-paint-can)</text:p>
      <text:p text:style-name="P1">9 (unstack block-c block-b)</text:p>
      <text:p text:style-name="P1">10 (put-down block-c)</text:p>
      <text:p text:style-name="P1">11 (unstack block-b block-a)</text:p>
      <text:p text:style-name="P1">12 (put-down block-b)</text:p>
      <text:p text:style-name="P1">13 (pick-up paint-brush)</text:p>
      <text:p text:style-name="P1">14 (load-paint-brush paint-brush green green-paint-can)</text:p>
      <text:p text:style-name="P1">15 (paint-with-brush block-b paint-brush green)</text:p>
      <text:p text:style-name="P1">16 (clean-paint-brush paint-brush green water-bucket)</text:p>
      <text:p text:style-name="P1">17 (load-paint-brush paint-brush blue blue-paint-can)</text:p>
      <text:p text:style-name="P1">18 (paint-with-brush block-c paint-brush blue)</text:p>
      <text:p text:style-name="P1">19 (clean-paint-brush paint-brush blue water-bucket)</text:p>
      <text:p text:style-name="P1">20 (stack paint-brush green-paint-can)</text:p>
      <text:p text:style-name="P1">21 (pick-up block-b)</text:p>
      <text:p text:style-name="P1"><text:soft-page-break/>22 (stack block-b block-c)</text:p>
      <text:p text:style-name="P1">23 (pick-up red-sprayer)</text:p>
      <text:p text:style-name="P1">24 (spray-paint block-a red-sprayer red)</text:p>
      <text:p text:style-name="P1">25 (put-down red-sprayer)</text:p>
      <text:p text:style-name="P1">26 (pick-up block-a)</text:p>
      <text:p text:style-name="P1">27 (stack block-a block-b)</text:p>
      <text:p text:style-name="P1">End plan</text:p>
      <text:p text:style-name="P2">----------------------------------------------------</text:p>
      <text:p text:style-name="P2"/>
      <text:p text:style-name="P2">27 total actions in plan</text:p>
      <text:p text:style-name="P2">0 entries in hash table,</text:p>
      <text:p text:style-name="P2">26 total set-creation steps (entries + hits + plan length - 1)</text:p>
      <text:p text:style-name="P2">0 actions tried</text:p>
      <text:p text:style-name="P2"/>
      <text:p text:style-name="P2">####################################################</text:p>
      <text:p text:style-name="P2">Total elapsed time: <text:s text:c="2"/>9.79 seconds</text:p>
      <text:p text:style-name="P2">Time in milliseconds: 9795</text:p>
      <text:p text:style-name="P2"/>
      <text:p text:style-name="P2">####################################################</text:p>
      <text:p text:style-name="P2"/>
      <text:p text:style-name="P1">akshaypeshave@akshaypeshavePC /cygdrive/c/cygwin/bin</text:p>
      <text:p text:style-name="P1">$ blackbox -o domain.pddl -f p6.pddl -solver chaff</text:p>
      <text:p text:style-name="P2">blackbox version 42</text:p>
      <text:p text:style-name="P2">command line: <text:s/>blackbox -o domain.pddl -f p6.pddl -solver chaff</text:p>
      <text:p text:style-name="P2"/>
      <text:p text:style-name="P2">Begin solver specification</text:p>
      <text:p text:style-name="P2"><text:s text:c="4"/>-maxint <text:s text:c="7"/>0 <text:s text:c="2"/>-maxsec 0.000000 <text:s/>chaff</text:p>
      <text:p text:style-name="P2">End solver specification</text:p>
      <text:p text:style-name="P2">Loading domain file: domain.pddl</text:p>
      <text:p text:style-name="P2">Loading fact file: p6.pddl</text:p>
      <text:p text:style-name="P2">Problem name: 6</text:p>
      <text:p text:style-name="P2">Facts loaded.</text:p>
      <text:p text:style-name="P2">time: 1, 80 facts and 51 exclusive pairs.</text:p>
      <text:p text:style-name="P2">time: 2, 135 facts and 2091 exclusive pairs.</text:p>
      <text:p text:style-name="P2">time: 3, 137 facts and 1849 exclusive pairs.</text:p>
      <text:p text:style-name="P2">time: 4, 151 facts and 1563 exclusive pairs.</text:p>
      <text:p text:style-name="P2">time: 5, 155 facts and 1106 exclusive pairs.</text:p>
      <text:p text:style-name="P2">time: 6, 173 facts and 1613 exclusive pairs.</text:p>
      <text:p text:style-name="P2">time: 7, 176 facts and 1330 exclusive pairs.</text:p>
      <text:p text:style-name="P2">Goals reachable at 7 steps but mutually exclusive.</text:p>
      <text:p text:style-name="P2">time: 8, 176 facts and 1020 exclusive pairs.</text:p>
      <text:p text:style-name="P2">Goals reachable at 8 steps but mutually exclusive.</text:p>
      <text:p text:style-name="P2">time: 9, 176 facts and 963 exclusive pairs.</text:p>
      <text:p text:style-name="P2">Goals reachable at 9 steps but mutually exclusive.</text:p>
      <text:p text:style-name="P2">time: 10, 176 facts and 924 exclusive pairs.</text:p>
      <text:p text:style-name="P2">Goals first reachable in 10 steps.</text:p>
      <text:p text:style-name="P2">4606 nodes created.</text:p>
      <text:p text:style-name="P2"/>
      <text:p text:style-name="P2">####################################################</text:p>
      <text:p text:style-name="P2"><text:soft-page-break/>goals at time 11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** Turning off completeness check **</text:p>
      <text:p text:style-name="P2">Converting graph to wff</text:p>
      <text:p text:style-name="P2">number of action variables = 2077</text:p>
      <text:p text:style-name="P2">number of fluent variables = 878</text:p>
      <text:p text:style-name="P2">total number variables = 2955</text:p>
      <text:p text:style-name="P2">number clauses = 167775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time: 11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12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2399</text:p>
      <text:p text:style-name="P2">number of fluent variables = 1002</text:p>
      <text:p text:style-name="P2">total number variables = 3401</text:p>
      <text:p text:style-name="P2">number clauses = 19640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1 steps</text:p>
      <text:p text:style-name="P2">time: 12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13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<text:soft-page-break/>number of action variables = 2721</text:p>
      <text:p text:style-name="P2">number of fluent variables = 1126</text:p>
      <text:p text:style-name="P2">total number variables = 3847</text:p>
      <text:p text:style-name="P2">number clauses = 225005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2 steps</text:p>
      <text:p text:style-name="P2">time: 13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14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043</text:p>
      <text:p text:style-name="P2">number of fluent variables = 1250</text:p>
      <text:p text:style-name="P2">total number variables = 4293</text:p>
      <text:p text:style-name="P2">number clauses = 25360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3 steps</text:p>
      <text:p text:style-name="P2">time: 14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15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365</text:p>
      <text:p text:style-name="P2">number of fluent variables = 1374</text:p>
      <text:p text:style-name="P2">total number variables = 4739</text:p>
      <text:p text:style-name="P2">number clauses = 282195</text:p>
      <text:p text:style-name="P2">Instance unsatisfiable</text:p>
      <text:p text:style-name="P2">Result is Unsat</text:p>
      <text:p text:style-name="P2">Iteration was 0</text:p>
      <text:p text:style-name="P2"><text:soft-page-break/></text:p>
      <text:p text:style-name="P2">----------------------------------------------------</text:p>
      <text:p text:style-name="P2">Can't solve in 14 steps</text:p>
      <text:p text:style-name="P2">time: 15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16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3687</text:p>
      <text:p text:style-name="P2">number of fluent variables = 1498</text:p>
      <text:p text:style-name="P2">total number variables = 5185</text:p>
      <text:p text:style-name="P2">number clauses = 31079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5 steps</text:p>
      <text:p text:style-name="P2">time: 16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17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4009</text:p>
      <text:p text:style-name="P2">number of fluent variables = 1622</text:p>
      <text:p text:style-name="P2">total number variables = 5631</text:p>
      <text:p text:style-name="P2">number clauses = 339385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6 steps</text:p>
      <text:p text:style-name="P2">time: 17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<text:soft-page-break/>goals at time 18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4331</text:p>
      <text:p text:style-name="P2">number of fluent variables = 1746</text:p>
      <text:p text:style-name="P2">total number variables = 6077</text:p>
      <text:p text:style-name="P2">number clauses = 36798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7 steps</text:p>
      <text:p text:style-name="P2">time: 18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19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4653</text:p>
      <text:p text:style-name="P2">number of fluent variables = 1870</text:p>
      <text:p text:style-name="P2">total number variables = 6523</text:p>
      <text:p text:style-name="P2">number clauses = 396575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8 steps</text:p>
      <text:p text:style-name="P2">time: 19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20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<text:soft-page-break/>number of action variables = 4975</text:p>
      <text:p text:style-name="P2">number of fluent variables = 1994</text:p>
      <text:p text:style-name="P2">total number variables = 6969</text:p>
      <text:p text:style-name="P2">number clauses = 425170</text:p>
      <text:p text:style-name="P2">Instance unsatisfiable</text:p>
      <text:p text:style-name="P2">Result is Unsat</text:p>
      <text:p text:style-name="P2">Iteration was 0</text:p>
      <text:p text:style-name="P2"/>
      <text:p text:style-name="P2">----------------------------------------------------</text:p>
      <text:p text:style-name="P2">Can't solve in 19 steps</text:p>
      <text:p text:style-name="P2">time: 20, 176 facts and 924 exclusive pairs.</text:p>
      <text:p text:style-name="P2">559 new nodes added.</text:p>
      <text:p text:style-name="P2"/>
      <text:p text:style-name="P2">####################################################</text:p>
      <text:p text:style-name="P2">goals at time 21:</text:p>
      <text:p text:style-name="P2"><text:s text:c="2"/>arm-empty looks_block-a_red looks_block-b_green looks_block-c_blue clear_block-a</text:p>
      <text:p text:style-name="P2">on_block-a_block-b on_block-b_block-c on-table_block-c</text:p>
      <text:p text:style-name="P2"/>
      <text:p text:style-name="P2"/>
      <text:p text:style-name="P2">----------------------------------------------------</text:p>
      <text:p text:style-name="P2">Converting graph to wff</text:p>
      <text:p text:style-name="P2">number of action variables = 5297</text:p>
      <text:p text:style-name="P2">number of fluent variables = 2118</text:p>
      <text:p text:style-name="P2">total number variables = 7415</text:p>
      <text:p text:style-name="P2">number clauses = 453765</text:p>
      <text:p text:style-name="P2">Result is Sat</text:p>
      <text:p text:style-name="P2">Iteration was 0</text:p>
      <text:p text:style-name="P2">Performing plan justification:</text:p>
      <text:p text:style-name="P2"><text:s text:c="3"/>1 actions were pruned in 0.00 seconds</text:p>
      <text:p text:style-name="P2"/>
      <text:p text:style-name="P2">----------------------------------------------------</text:p>
      <text:p text:style-name="P1">Begin plan</text:p>
      <text:p text:style-name="P1">1 (unstack block-c block-b)</text:p>
      <text:p text:style-name="P1">2 (put-down block-c)</text:p>
      <text:p text:style-name="P1">3 (unstack block-b block-a)</text:p>
      <text:p text:style-name="P1">4 (put-down block-b)</text:p>
      <text:p text:style-name="P1">5 (pick-up paint-brush-2)</text:p>
      <text:p text:style-name="P1">6 (load-paint-brush paint-brush-2 green green-paint-can)</text:p>
      <text:p text:style-name="P1">7 (paint-with-brush block-b paint-brush-2 green)</text:p>
      <text:p text:style-name="P1">8 (put-down paint-brush-2)</text:p>
      <text:p text:style-name="P1">9 (pick-up paint-brush-3)</text:p>
      <text:p text:style-name="P1">10 (load-paint-brush paint-brush-3 red red-paint-can)</text:p>
      <text:p text:style-name="P1">11 (paint-with-brush block-a paint-brush-3 red)</text:p>
      <text:p text:style-name="P1">12 (put-down paint-brush-3)</text:p>
      <text:p text:style-name="P1">13 (pick-up paint-brush-1)</text:p>
      <text:p text:style-name="P1">14 (load-paint-brush paint-brush-1 blue blue-paint-can)</text:p>
      <text:p text:style-name="P1">15 (paint-with-brush block-c paint-brush-1 blue)</text:p>
      <text:p text:style-name="P1">16 (put-down paint-brush-1)</text:p>
      <text:p text:style-name="P1">17 (pick-up block-b)</text:p>
      <text:p text:style-name="P1"><text:soft-page-break/>18 (stack block-b block-c)</text:p>
      <text:p text:style-name="P1">19 (pick-up block-a)</text:p>
      <text:p text:style-name="P1">20 (stack block-a block-b)</text:p>
      <text:p text:style-name="P1">End plan</text:p>
      <text:p text:style-name="P2">----------------------------------------------------</text:p>
      <text:p text:style-name="P2"/>
      <text:p text:style-name="P2">20 total actions in plan</text:p>
      <text:p text:style-name="P2">0 entries in hash table,</text:p>
      <text:p text:style-name="P2">19 total set-creation steps (entries + hits + plan length - 1)</text:p>
      <text:p text:style-name="P2">0 actions tried</text:p>
      <text:p text:style-name="P2"/>
      <text:p text:style-name="P2">####################################################</text:p>
      <text:p text:style-name="P2">Total elapsed time: <text:s text:c="2"/>10.20 seconds</text:p>
      <text:p text:style-name="P2">Time in milliseconds: 10195</text:p>
      <text:p text:style-name="P2"/>
      <text:p text:style-name="P2">####################################################</text:p>
      <text:p text:style-name="P2"/>
      <text:p text:style-name="P2">akshaypeshave@akshaypeshavePC /cygdrive/c/cygwin/bin</text:p>
      <text:p text:style-name="P2">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1:44:00.26</meta:creation-date>
    <dc:date>2012-11-30T18:06:28.53</dc:date>
    <meta:editing-duration>PT3H35M13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28" meta:paragraph-count="1098" meta:word-count="4504" meta:character-count="39016"/>
  </office:meta>
</office:document-meta>
</file>